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T1" style:family="text">
      <style:text-properties fo:font-size="2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he Process</text:p>
          </draw:text-box>
        </draw:frame>
        <draw:frame presentation:style-name="pr4" draw:text-style-name="P5" draw:layer="layout" svg:width="25.199cm" svg:height="14.291cm" svg:x="1.4cm" svg:y="4.914cm" presentation:class="outline" presentation:user-transformed="true">
          <draw:text-box>
            <text:list text:style-name="L2">
              <text:list-item>
                <text:p text:id="id1" text:style-name="P5">What is a software process?</text:p>
              </text:list-item>
            </text:list>
            <text:list text:style-name="L2">
              <text:list-item>
                <text:list>
                  <text:list-item>
                    <text:p text:id="id2" text:style-name="P6">framework for the tasks required to build high-quality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" text:style-name="P6">approach that is taken as software is engineered</text:p>
                  </text:list-item>
                </text:list>
              </text:list-item>
            </text:list>
            <text:list text:style-name="L2">
              <text:list-item>
                <text:p text:id="id4" text:style-name="P5">SE includes methods and automated tools used in the process</text:p>
              </text:list-item>
            </text:list>
            <text:list text:style-name="L2">
              <text:list-item>
                <text:p text:id="id5" text:style-name="P5">SE is performed by creative and knowledgeable people within defined and matured software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3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3</text:span></text:p>
        </draw:text-box>
      </draw:frame>
      <draw:frame draw:style-name="gr1" draw:text-style-name="P4" draw:layer="backgroundobjects" svg:width="1.016cm" svg:height="0.738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18T14:17:59</meta:creation-date>
    <dc:date>2007-11-19T17:45:05</dc:date>
    <dc:language>de-DE</dc:language>
    <meta:editing-cycles>221</meta:editing-cycles>
    <meta:editing-duration>PT7H35M52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